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041cm" fo:min-width="3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61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08cm" fo:min-width="4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342cm" fo:min-width="6.3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223cm" fo:min-width="3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2.436cm" fo:min-width="11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custom-shape text:anchor-type="paragraph" draw:z-index="0" draw:name="Shape1" draw:style-name="gr8" draw:text-style-name="P4" svg:width="11.219cm" svg:height="2.437cm" svg:x="1.939cm" svg:y="-1.18cm"><text:p text:style-name="P4">Define function &amp;Take input from user</text:p><draw:enhanced-geometry svg:viewBox="0 0 21600 21600" draw:type="rectangle" draw:enhanced-path="M 0 0 L 21600 0 21600 21600 0 21600 0 0 Z N"/></draw:custom-shape><draw:custom-shape text:anchor-type="paragraph" draw:z-index="1" draw:name="Shape2" draw:style-name="gr7" draw:text-style-name="P3" svg:width="6.589cm" svg:height="4.446cm" svg:x="4.002cm" svg:y="4.219cm"><text:p text:style-name="P3">If n &lt;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3" draw:style-name="gr6" draw:text-style-name="P3" svg:width="6.589cm" svg:height="2.594cm" svg:x="3.658cm" svg:y="10.807cm"><text:p text:style-name="P3"><text:s text:c="6"/>Return <text:s text:c="2"/>n+functionname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5" draw:text-style-name="P3" svg:width="4.631cm" svg:height="2.303cm" svg:x="12.919cm" svg:y="6.098cm"><text:p text:style-name="P3"><text:s text:c="11"/>Print su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4" draw:text-style-name="P3" svg:width="4.049cm" svg:height="2.065cm" svg:x="13.924cm" svg:y="10.49cm"><text:p text:style-name="P3"><text:s text:c="4"/>Stop <text:s text:c="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2" draw:text-style-name="P1" svg:x1="10.723cm" svg:y1="6.415cm" svg:x2="12.919cm" svg:y2="6.6cm"><text:p/></draw:line><draw:line text:anchor-type="paragraph" draw:z-index="6" draw:name="Shape7" draw:style-name="gr2" draw:text-style-name="P1" svg:x1="15.697cm" svg:y1="8.611cm" svg:x2="15.856cm" svg:y2="10.49cm"><text:p/></draw:line><draw:line text:anchor-type="paragraph" draw:z-index="7" draw:name="Shape8" draw:style-name="gr2" draw:text-style-name="P1" svg:x1="6.939cm" svg:y1="1.282cm" svg:x2="7.283cm" svg:y2="4.219cm"><text:p/></draw:line><draw:line text:anchor-type="paragraph" draw:z-index="8" draw:name="Shape9" draw:style-name="gr2" draw:text-style-name="P1" svg:x1="7.283cm" svg:y1="8.849cm" svg:x2="7.257cm" svg:y2="10.807cm"><text:p/></draw:line><draw:custom-shape text:anchor-type="paragraph" draw:z-index="9" draw:name="Shape10" draw:style-name="gr3" draw:text-style-name="P2" svg:width="3.365cm" svg:height="2.042cm" svg:x="-0.552cm" svg:y="7.791cm"><text:p text:style-name="P2"><text:span text:style-name="T1"><text:s text:c="5"/></text:span><text:span text:style-name="T1">Return n</text:span></text:p><draw:enhanced-geometry svg:viewBox="0 0 21600 21600" draw:type="rectangle" draw:enhanced-path="M 0 0 L 21600 0 21600 21600 0 21600 0 0 Z N"/></draw:custom-shape><draw:line text:anchor-type="paragraph" draw:z-index="10" draw:name="Shape11" draw:style-name="gr2" draw:text-style-name="P1" svg:x1="4.32cm" svg:y1="6.415cm" svg:x2="2.812cm" svg:y2="7.976cm"><text:p/></draw:line><draw:path text:anchor-type="paragraph" draw:z-index="11" draw:name="Shape12" draw:style-name="gr1" draw:text-style-name="P1" svg:width="5.395cm" svg:height="3.206cm" svg:x="-0.018cm" svg:y="4.399cm" svg:viewBox="0 0 5396 3207" svg:d="M396 3207c-180-312-348-649-371-1006-19-298-56-612 27-899 102-356 453-584 767-741 284-142 561-291 873-370 346-89 698-186 1058-186 369 0 743-23 1112 27 356 47 709 139 1058 238l291 159 185 264v185"><text:p/></draw:path><draw:polyline text:anchor-type="paragraph" draw:z-index="12" draw:name="Shape13" draw:style-name="gr1" draw:text-style-name="P1" svg:width="0.322cm" svg:height="0.278cm" draw:transform="rotate (-0.588001424996891) translate (5.34756789154066cm 4.83386979244479cm)" svg:viewBox="0 0 323 279" draw:points="0,279 308,264 323,0"><text:p/></draw:polyline><draw:path text:anchor-type="paragraph" draw:z-index="13" draw:name="Shape14" draw:style-name="gr1" draw:text-style-name="P1" svg:width="2.877cm" svg:height="4.419cm" draw:transform="skewX (-0.142942465738336) rotate (0.215024563845701) translate (8.41718580789487cm 7.33907075919361cm)" svg:viewBox="0 0 2878 4420" svg:d="M0 4420c367-49 745-76 1092-195 403-139 780-342 1048-621 236-245 392-534 557-810 173-289 209-603 162-899-53-326-191-655-422-927-253-296-295-673-661-903l-174-65"><text:p/></draw:path><draw:polyline text:anchor-type="paragraph" draw:z-index="14" draw:name="Shape15" draw:style-name="gr1" draw:text-style-name="P1" svg:width="0.264cm" svg:height="0cm" draw:transform="rotate (-1.5707963267949) translate (10.4580972222222cm 6.81213888888889cm)" svg:viewBox="0 0 265 0" draw:points="0,0 265,0 238,0"><text:p/></draw:polyline><draw:polyline text:anchor-type="paragraph" draw:z-index="15" draw:name="Shape16" draw:style-name="gr1" draw:text-style-name="P1" svg:width="0.493cm" svg:height="0.041cm" draw:transform="rotate (-1.24913214565234) translate (10.0242043231485cm 6.96559082545651cm)" svg:viewBox="0 0 494 42" draw:points="0,17 284,0 494,42"><text:p/></draw:polyline><draw:polyline text:anchor-type="paragraph" draw:z-index="16" draw:name="Shape17" draw:style-name="gr1" draw:text-style-name="P1" svg:width="0.634cm" svg:height="0.078cm" draw:transform="rotate (-1.5707963267949) translate (2.89101388888889cm 6.81213888888889cm)" svg:viewBox="0 0 635 79" draw:points="0,79 370,53 635,0 635,0"><text:p/></draw:polyline><draw:path text:anchor-type="paragraph" draw:z-index="17" draw:name="Shape18" draw:style-name="gr1" draw:text-style-name="P1" svg:width="0.42cm" svg:height="0.756cm" draw:transform="rotate (-2.63457450588544) translate (3.60335901417073cm 7.32189329716732cm)" svg:viewBox="0 0 421 757" svg:d="M0 704c585 236 146-387 357-588l64-116"><text:p/></draw:path><draw:line text:anchor-type="paragraph" draw:z-index="18" draw:name="Shape19" draw:style-name="gr1" draw:text-style-name="P1" svg:x1="3.103cm" svg:y1="7.262cm" svg:x2="3.341cm" svg:y2="7.156cm"><text:p/></draw:line><draw:path text:anchor-type="paragraph" draw:z-index="19" draw:name="Shape20" draw:style-name="gr1" draw:text-style-name="P1" svg:width="0.434cm" svg:height="0.396cm" svg:x="5.208cm" svg:y="9.431cm" svg:viewBox="0 0 435 397" svg:d="M117 106c755 196-328-442-79 159l265 106 132 26"><text:p/></draw:path><draw:polyline text:anchor-type="paragraph" draw:z-index="20" draw:name="Shape21" draw:style-name="gr1" draw:text-style-name="P1" svg:width="0.528cm" svg:height="0.107cm" draw:transform="rotate (-1.68145020137134) translate (5.85595893277291cm 9.33761852975052cm)" svg:viewBox="0 0 529 108" draw:points="0,108 266,105 529,76 494,0"><text:p/></draw:polyline><draw:path text:anchor-type="paragraph" draw:z-index="21" draw:name="Shape22" draw:style-name="gr1" draw:text-style-name="P1" svg:width="0.571cm" svg:height="0.569cm" draw:transform="rotate (-1.98897721557274) translate (6.55944308272467cm 9.78308175095243cm)" svg:viewBox="0 0 572 570" svg:d="M0 540c667 171-164-431 368-540l204 199-83 268"><text:p/></draw:path><draw:path text:anchor-type="paragraph" draw:z-index="22" draw:name="Shape23" draw:style-name="gr1" draw:text-style-name="P1" svg:width="0.688cm" svg:height="0.893cm" draw:transform="rotate (-0.321664181142556) translate (6.64655165652088cm 9.42584106108044cm)" svg:viewBox="0 0 689 894" svg:d="M62 432c157-86 764 320 510-226-161-346-653-231-560 159 67 282 285 559 594 527l83-251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9S</meta:editing-duration>
    <meta:editing-cycles>2</meta:editing-cycles>
    <meta:generator>LibreOffice/6.4.6.2$Linux_X86_64 LibreOffice_project/40$Build-2</meta:generator>
    <meta:creation-date>2021-03-05T15:50:03.460048752</meta:creation-date>
    <dc:date>2021-03-05T15:51:02.086619269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